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1015" table:default-cell-style-name="Default"/>
        <table:table-row table:style-name="ro1">
          <table:table-cell table:style-name="ce1"/>
          <table:table-cell table:style-name="ce1" office:value-type="string" calcext:value-type="string">
            <text:p>Inner Speed</text:p>
          </table:table-cell>
          <table:table-cell table:style-name="ce1" office:value-type="string" calcext:value-type="string">
            <text:p>Outer Speed</text:p>
          </table:table-cell>
          <table:table-cell table:style-name="ce1" table:number-columns-repeated="1021"/>
        </table:table-row>
        <table:table-row table:style-name="ro1">
          <table:table-cell table:style-name="ce2"/>
          <table:table-cell table:style-name="ce2" office:value-type="float" office:value="6.7972" calcext:value-type="float">
            <text:p>6.7972</text:p>
          </table:table-cell>
          <table:table-cell table:style-name="ce2" office:value-type="float" office:value="5.54599" calcext:value-type="float">
            <text:p>5.54599</text:p>
          </table:table-cell>
          <table:table-cell table:style-name="ce3" office:value-type="string" calcext:value-type="string">
            <text:p>ps/mm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2"/>
          <table:table-cell/>
          <table:table-cell table:style-name="ce2" table:number-columns-repeated="1015"/>
        </table:table-row>
        <table:table-row table:style-name="ro1"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Inner1</text:p>
          </table:table-cell>
          <table:table-cell table:style-name="ce1" office:value-type="string" calcext:value-type="string">
            <text:p>Outer1</text:p>
          </table:table-cell>
          <table:table-cell table:style-name="ce1" office:value-type="string" calcext:value-type="string">
            <text:p>Time1</text:p>
          </table:table-cell>
          <table:table-cell table:style-name="ce1" office:value-type="string" calcext:value-type="string">
            <text:p>Error1</text:p>
          </table:table-cell>
          <table:table-cell table:style-name="ce1" office:value-type="string" calcext:value-type="string">
            <text:p>Inner2</text:p>
          </table:table-cell>
          <table:table-cell table:style-name="ce1" office:value-type="string" calcext:value-type="string">
            <text:p>Outer2</text:p>
          </table:table-cell>
          <table:table-cell table:style-name="ce1" office:value-type="string" calcext:value-type="string">
            <text:p>Time2</text:p>
          </table:table-cell>
          <table:table-cell table:style-name="ce1" office:value-type="string" calcext:value-type="string">
            <text:p>Error2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DDR3_CLK</text:p>
          </table:table-cell>
          <table:table-cell table:style-name="ce2" office:value-type="float" office:value="22.043" calcext:value-type="float">
            <text:p>22.043</text:p>
          </table:table-cell>
          <table:table-cell table:style-name="ce2" office:value-type="float" office:value="0" calcext:value-type="float">
            <text:p>0</text:p>
          </table:table-cell>
          <table:table-cell table:formula="of:=([.B5]*[.$B$2])+([.C5]*[.$C$2])" office:value-type="float" office:value="149.8306796" calcext:value-type="float">
            <text:p>149.8306796</text:p>
          </table:table-cell>
          <table:table-cell table:formula="of:=[.D5]-[.D$5]" office:value-type="float" office:value="0" calcext:value-type="float">
            <text:p>0</text:p>
          </table:table-cell>
          <table:table-cell table:style-name="ce2" office:value-type="float" office:value="10.494" calcext:value-type="float">
            <text:p>10.494</text:p>
          </table:table-cell>
          <table:table-cell office:value-type="float" office:value="0" calcext:value-type="float">
            <text:p>0</text:p>
          </table:table-cell>
          <table:table-cell table:formula="of:=([.F5]*[.$B$2])+([.G5]*[.$C$2])+[.D5]" office:value-type="float" office:value="221.1604964" calcext:value-type="float">
            <text:p>221.1604964</text:p>
          </table:table-cell>
          <table:table-cell table:formula="of:=[.H5]-[.H$5]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DDR3_A0</text:p>
          </table:table-cell>
          <table:table-cell office:value-type="float" office:value="20.581" calcext:value-type="float">
            <text:p>20.581</text:p>
          </table:table-cell>
          <table:table-cell office:value-type="float" office:value="0" calcext:value-type="float">
            <text:p>0</text:p>
          </table:table-cell>
          <table:table-cell table:formula="of:=([.B6]*[.$B$2])+([.C6]*[.$C$2])" office:value-type="float" office:value="139.8931732" calcext:value-type="float">
            <text:p>139.8931732</text:p>
          </table:table-cell>
          <table:table-cell table:formula="of:=[.D6]-[.D$5]" office:value-type="float" office:value="-9.93750639999999" calcext:value-type="float">
            <text:p>-9.93750639999999</text:p>
          </table:table-cell>
          <table:table-cell table:style-name="ce2" office:value-type="float" office:value="10.765" calcext:value-type="float">
            <text:p>10.765</text:p>
          </table:table-cell>
          <table:table-cell office:value-type="float" office:value="0" calcext:value-type="float">
            <text:p>0</text:p>
          </table:table-cell>
          <table:table-cell table:formula="of:=([.F6]*[.$B$2])+([.G6]*[.$C$2])+[.D6]" office:value-type="float" office:value="213.0650312" calcext:value-type="float">
            <text:p>213.0650312</text:p>
          </table:table-cell>
          <table:table-cell table:formula="of:=[.H6]-[.H$5]" office:value-type="float" office:value="-8.09546519999998" calcext:value-type="float">
            <text:p>-8.095465199999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1</text:p>
          </table:table-cell>
          <table:table-cell office:value-type="float" office:value="19.318" calcext:value-type="float">
            <text:p>19.318</text:p>
          </table:table-cell>
          <table:table-cell office:value-type="float" office:value="0" calcext:value-type="float">
            <text:p>0</text:p>
          </table:table-cell>
          <table:table-cell table:formula="of:=([.B7]*[.$B$2])+([.C7]*[.$C$2])" office:value-type="float" office:value="131.3083096" calcext:value-type="float">
            <text:p>131.3083096</text:p>
          </table:table-cell>
          <table:table-cell table:formula="of:=[.D7]-[.D$5]" office:value-type="float" office:value="-18.52237" calcext:value-type="float">
            <text:p>-18.52237</text:p>
          </table:table-cell>
          <table:table-cell table:style-name="ce2" office:value-type="float" office:value="10.197" calcext:value-type="float">
            <text:p>10.197</text:p>
          </table:table-cell>
          <table:table-cell office:value-type="float" office:value="0.8" calcext:value-type="float">
            <text:p>0.8</text:p>
          </table:table-cell>
          <table:table-cell table:formula="of:=([.F7]*[.$B$2])+([.G7]*[.$C$2])+[.D7]" office:value-type="float" office:value="205.05615" calcext:value-type="float">
            <text:p>205.05615</text:p>
          </table:table-cell>
          <table:table-cell table:formula="of:=[.H7]-[.H$5]" office:value-type="float" office:value="-16.1043464" calcext:value-type="float">
            <text:p>-16.10434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2</text:p>
          </table:table-cell>
          <table:table-cell office:value-type="float" office:value="19.318" calcext:value-type="float">
            <text:p>19.318</text:p>
          </table:table-cell>
          <table:table-cell office:value-type="float" office:value="0" calcext:value-type="float">
            <text:p>0</text:p>
          </table:table-cell>
          <table:table-cell table:formula="of:=([.B8]*[.$B$2])+([.C8]*[.$C$2])" office:value-type="float" office:value="131.3083096" calcext:value-type="float">
            <text:p>131.3083096</text:p>
          </table:table-cell>
          <table:table-cell table:formula="of:=[.D8]-[.D$5]" office:value-type="float" office:value="-18.52237" calcext:value-type="float">
            <text:p>-18.52237</text:p>
          </table:table-cell>
          <table:table-cell table:style-name="ce2" office:value-type="float" office:value="11.57" calcext:value-type="float">
            <text:p>11.57</text:p>
          </table:table-cell>
          <table:table-cell office:value-type="float" office:value="1.6" calcext:value-type="float">
            <text:p>1.6</text:p>
          </table:table-cell>
          <table:table-cell table:formula="of:=([.F8]*[.$B$2])+([.G8]*[.$C$2])+[.D8]" office:value-type="float" office:value="218.8254976" calcext:value-type="float">
            <text:p>218.8254976</text:p>
          </table:table-cell>
          <table:table-cell table:formula="of:=[.H8]-[.H$5]" office:value-type="float" office:value="-2.33499879999999" calcext:value-type="float">
            <text:p>-2.33499879999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3</text:p>
          </table:table-cell>
          <table:table-cell office:value-type="float" office:value="22.145" calcext:value-type="float">
            <text:p>22.145</text:p>
          </table:table-cell>
          <table:table-cell office:value-type="float" office:value="0" calcext:value-type="float">
            <text:p>0</text:p>
          </table:table-cell>
          <table:table-cell table:formula="of:=([.B9]*[.$B$2])+([.C9]*[.$C$2])" office:value-type="float" office:value="150.523994" calcext:value-type="float">
            <text:p>150.523994</text:p>
          </table:table-cell>
          <table:table-cell table:formula="of:=[.D9]-[.D$5]" office:value-type="float" office:value="0.693314399999991" calcext:value-type="float">
            <text:p>0.69331439999999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0.197" calcext:value-type="float">
            <text:p>10.197</text:p>
          </table:table-cell>
          <table:table-cell table:formula="of:=([.F9]*[.$B$2])+([.G9]*[.$C$2])+[.D9]" office:value-type="float" office:value="207.07645403" calcext:value-type="float">
            <text:p>207.07645403</text:p>
          </table:table-cell>
          <table:table-cell table:formula="of:=[.H9]-[.H$5]" office:value-type="float" office:value="-14.08404237" calcext:value-type="float">
            <text:p>-14.084042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4</text:p>
          </table:table-cell>
          <table:table-cell office:value-type="float" office:value="21.718" calcext:value-type="float">
            <text:p>21.718</text:p>
          </table:table-cell>
          <table:table-cell office:value-type="float" office:value="0" calcext:value-type="float">
            <text:p>0</text:p>
          </table:table-cell>
          <table:table-cell table:formula="of:=([.B10]*[.$B$2])+([.C10]*[.$C$2])" office:value-type="float" office:value="147.6215896" calcext:value-type="float">
            <text:p>147.6215896</text:p>
          </table:table-cell>
          <table:table-cell table:formula="of:=[.D10]-[.D$5]" office:value-type="float" office:value="-2.20909" calcext:value-type="float">
            <text:p>-2.20909</text:p>
          </table:table-cell>
          <table:table-cell table:style-name="ce2" office:value-type="float" office:value="12.577" calcext:value-type="float">
            <text:p>12.577</text:p>
          </table:table-cell>
          <table:table-cell office:value-type="float" office:value="0" calcext:value-type="float">
            <text:p>0</text:p>
          </table:table-cell>
          <table:table-cell table:formula="of:=([.F10]*[.$B$2])+([.G10]*[.$C$2])+[.D10]" office:value-type="float" office:value="233.109974" calcext:value-type="float">
            <text:p>233.109974</text:p>
          </table:table-cell>
          <table:table-cell table:formula="of:=[.H10]-[.H$5]" office:value-type="float" office:value="11.9494776" calcext:value-type="float">
            <text:p>11.94947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5</text:p>
          </table:table-cell>
          <table:table-cell office:value-type="float" office:value="22.347" calcext:value-type="float">
            <text:p>22.347</text:p>
          </table:table-cell>
          <table:table-cell office:value-type="float" office:value="0" calcext:value-type="float">
            <text:p>0</text:p>
          </table:table-cell>
          <table:table-cell table:formula="of:=([.B11]*[.$B$2])+([.C11]*[.$C$2])" office:value-type="float" office:value="151.8970284" calcext:value-type="float">
            <text:p>151.8970284</text:p>
          </table:table-cell>
          <table:table-cell table:formula="of:=[.D11]-[.D$5]" office:value-type="float" office:value="2.06634880000001" calcext:value-type="float">
            <text:p>2.06634880000001</text:p>
          </table:table-cell>
          <table:table-cell table:style-name="ce2" office:value-type="float" office:value="12.696" calcext:value-type="float">
            <text:p>12.696</text:p>
          </table:table-cell>
          <table:table-cell office:value-type="float" office:value="0" calcext:value-type="float">
            <text:p>0</text:p>
          </table:table-cell>
          <table:table-cell table:formula="of:=([.F11]*[.$B$2])+([.G11]*[.$C$2])+[.D11]" office:value-type="float" office:value="238.1942796" calcext:value-type="float">
            <text:p>238.1942796</text:p>
          </table:table-cell>
          <table:table-cell table:formula="of:=[.H11]-[.H$5]" office:value-type="float" office:value="17.0337832" calcext:value-type="float">
            <text:p>17.03378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6</text:p>
          </table:table-cell>
          <table:table-cell office:value-type="float" office:value="0" calcext:value-type="float">
            <text:p>0</text:p>
          </table:table-cell>
          <table:table-cell office:value-type="float" office:value="25.003" calcext:value-type="float">
            <text:p>25.003</text:p>
          </table:table-cell>
          <table:table-cell table:formula="of:=([.B12]*[.$B$2])+([.C12]*[.$C$2])" office:value-type="float" office:value="138.66638797" calcext:value-type="float">
            <text:p>138.66638797</text:p>
          </table:table-cell>
          <table:table-cell table:formula="of:=[.D12]-[.D$5]" office:value-type="float" office:value="-11.16429163" calcext:value-type="float">
            <text:p>-11.16429163</text:p>
          </table:table-cell>
          <table:table-cell table:style-name="ce2" office:value-type="float" office:value="9.963" calcext:value-type="float">
            <text:p>9.963</text:p>
          </table:table-cell>
          <table:table-cell office:value-type="float" office:value="0" calcext:value-type="float">
            <text:p>0</text:p>
          </table:table-cell>
          <table:table-cell table:formula="of:=([.F12]*[.$B$2])+([.G12]*[.$C$2])+[.D12]" office:value-type="float" office:value="206.38689157" calcext:value-type="float">
            <text:p>206.38689157</text:p>
          </table:table-cell>
          <table:table-cell table:formula="of:=[.H12]-[.H$5]" office:value-type="float" office:value="-14.77360483" calcext:value-type="float">
            <text:p>-14.7736048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7</text:p>
          </table:table-cell>
          <table:table-cell office:value-type="float" office:value="22.625" calcext:value-type="float">
            <text:p>22.625</text:p>
          </table:table-cell>
          <table:table-cell office:value-type="float" office:value="0" calcext:value-type="float">
            <text:p>0</text:p>
          </table:table-cell>
          <table:table-cell table:formula="of:=([.B13]*[.$B$2])+([.C13]*[.$C$2])" office:value-type="float" office:value="153.78665" calcext:value-type="float">
            <text:p>153.78665</text:p>
          </table:table-cell>
          <table:table-cell table:formula="of:=[.D13]-[.D$5]" office:value-type="float" office:value="3.95597040000001" calcext:value-type="float">
            <text:p>3.9559704000000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2.694" calcext:value-type="float">
            <text:p>12.694</text:p>
          </table:table-cell>
          <table:table-cell table:formula="of:=([.F13]*[.$B$2])+([.G13]*[.$C$2])+[.D13]" office:value-type="float" office:value="224.18744706" calcext:value-type="float">
            <text:p>224.18744706</text:p>
          </table:table-cell>
          <table:table-cell table:formula="of:=[.H13]-[.H$5]" office:value-type="float" office:value="3.02695066000001" calcext:value-type="float">
            <text:p>3.02695066000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8</text:p>
          </table:table-cell>
          <table:table-cell office:value-type="float" office:value="24.333" calcext:value-type="float">
            <text:p>24.333</text:p>
          </table:table-cell>
          <table:table-cell office:value-type="float" office:value="0" calcext:value-type="float">
            <text:p>0</text:p>
          </table:table-cell>
          <table:table-cell table:formula="of:=([.B14]*[.$B$2])+([.C14]*[.$C$2])" office:value-type="float" office:value="165.3962676" calcext:value-type="float">
            <text:p>165.3962676</text:p>
          </table:table-cell>
          <table:table-cell table:formula="of:=[.D14]-[.D$5]" office:value-type="float" office:value="15.565588" calcext:value-type="float">
            <text:p>15.56558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1.386" calcext:value-type="float">
            <text:p>11.386</text:p>
          </table:table-cell>
          <table:table-cell table:formula="of:=([.F14]*[.$B$2])+([.G14]*[.$C$2])+[.D14]" office:value-type="float" office:value="228.54290974" calcext:value-type="float">
            <text:p>228.54290974</text:p>
          </table:table-cell>
          <table:table-cell table:formula="of:=[.H14]-[.H$5]" office:value-type="float" office:value="7.38241333999997" calcext:value-type="float">
            <text:p>7.382413339999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9</text:p>
          </table:table-cell>
          <table:table-cell office:value-type="float" office:value="23.533" calcext:value-type="float">
            <text:p>23.533</text:p>
          </table:table-cell>
          <table:table-cell office:value-type="float" office:value="0" calcext:value-type="float">
            <text:p>0</text:p>
          </table:table-cell>
          <table:table-cell table:formula="of:=([.B15]*[.$B$2])+([.C15]*[.$C$2])" office:value-type="float" office:value="159.9585076" calcext:value-type="float">
            <text:p>159.9585076</text:p>
          </table:table-cell>
          <table:table-cell table:formula="of:=[.D15]-[.D$5]" office:value-type="float" office:value="10.127828" calcext:value-type="float">
            <text:p>10.127828</text:p>
          </table:table-cell>
          <table:table-cell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  <table:table-cell table:formula="of:=([.F15]*[.$B$2])+([.G15]*[.$C$2])+[.D15]" office:value-type="float" office:value="234.9995956" calcext:value-type="float">
            <text:p>234.9995956</text:p>
          </table:table-cell>
          <table:table-cell table:formula="of:=[.H15]-[.H$5]" office:value-type="float" office:value="13.8390992" calcext:value-type="float">
            <text:p>13.83909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10</text:p>
          </table:table-cell>
          <table:table-cell office:value-type="float" office:value="0" calcext:value-type="float">
            <text:p>0</text:p>
          </table:table-cell>
          <table:table-cell office:value-type="float" office:value="23.796" calcext:value-type="float">
            <text:p>23.796</text:p>
          </table:table-cell>
          <table:table-cell table:formula="of:=([.B16]*[.$B$2])+([.C16]*[.$C$2])" office:value-type="float" office:value="131.97237804" calcext:value-type="float">
            <text:p>131.97237804</text:p>
          </table:table-cell>
          <table:table-cell table:formula="of:=[.D16]-[.D$5]" office:value-type="float" office:value="-17.85830156" calcext:value-type="float">
            <text:p>-17.85830156</text:p>
          </table:table-cell>
          <table:table-cell office:value-type="float" office:value="11.139" calcext:value-type="float">
            <text:p>11.139</text:p>
          </table:table-cell>
          <table:table-cell office:value-type="float" office:value="0" calcext:value-type="float">
            <text:p>0</text:p>
          </table:table-cell>
          <table:table-cell table:formula="of:=([.F16]*[.$B$2])+([.G16]*[.$C$2])+[.D16]" office:value-type="float" office:value="207.68638884" calcext:value-type="float">
            <text:p>207.68638884</text:p>
          </table:table-cell>
          <table:table-cell table:formula="of:=[.H16]-[.H$5]" office:value-type="float" office:value="-13.47410756" calcext:value-type="float">
            <text:p>-13.474107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11</text:p>
          </table:table-cell>
          <table:table-cell office:value-type="float" office:value="22.85" calcext:value-type="float">
            <text:p>22.85</text:p>
          </table:table-cell>
          <table:table-cell office:value-type="float" office:value="0" calcext:value-type="float">
            <text:p>0</text:p>
          </table:table-cell>
          <table:table-cell table:formula="of:=([.B17]*[.$B$2])+([.C17]*[.$C$2])" office:value-type="float" office:value="155.31602" calcext:value-type="float">
            <text:p>155.31602</text:p>
          </table:table-cell>
          <table:table-cell table:formula="of:=[.D17]-[.D$5]" office:value-type="float" office:value="5.48534040000001" calcext:value-type="float">
            <text:p>5.48534040000001</text:p>
          </table:table-cell>
          <table:table-cell office:value-type="float" office:value="11.094" calcext:value-type="float">
            <text:p>11.094</text:p>
          </table:table-cell>
          <table:table-cell office:value-type="float" office:value="0" calcext:value-type="float">
            <text:p>0</text:p>
          </table:table-cell>
          <table:table-cell table:formula="of:=([.F17]*[.$B$2])+([.G17]*[.$C$2])+[.D17]" office:value-type="float" office:value="230.7241568" calcext:value-type="float">
            <text:p>230.7241568</text:p>
          </table:table-cell>
          <table:table-cell table:formula="of:=[.H17]-[.H$5]" office:value-type="float" office:value="9.5636604" calcext:value-type="float">
            <text:p>9.56366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12</text:p>
          </table:table-cell>
          <table:table-cell office:value-type="float" office:value="0" calcext:value-type="float">
            <text:p>0</text:p>
          </table:table-cell>
          <table:table-cell office:value-type="float" office:value="24.621" calcext:value-type="float">
            <text:p>24.621</text:p>
          </table:table-cell>
          <table:table-cell table:formula="of:=([.B18]*[.$B$2])+([.C18]*[.$C$2])" office:value-type="float" office:value="136.54781979" calcext:value-type="float">
            <text:p>136.54781979</text:p>
          </table:table-cell>
          <table:table-cell table:formula="of:=[.D18]-[.D$5]" office:value-type="float" office:value="-13.28285981" calcext:value-type="float">
            <text:p>-13.28285981</text:p>
          </table:table-cell>
          <table:table-cell office:value-type="float" office:value="11.764" calcext:value-type="float">
            <text:p>11.764</text:p>
          </table:table-cell>
          <table:table-cell office:value-type="float" office:value="0" calcext:value-type="float">
            <text:p>0</text:p>
          </table:table-cell>
          <table:table-cell table:formula="of:=([.F18]*[.$B$2])+([.G18]*[.$C$2])+[.D18]" office:value-type="float" office:value="216.51008059" calcext:value-type="float">
            <text:p>216.51008059</text:p>
          </table:table-cell>
          <table:table-cell table:formula="of:=[.H18]-[.H$5]" office:value-type="float" office:value="-4.65041581000003" calcext:value-type="float">
            <text:p>-4.65041581000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13</text:p>
          </table:table-cell>
          <table:table-cell office:value-type="float" office:value="22.567" calcext:value-type="float">
            <text:p>22.567</text:p>
          </table:table-cell>
          <table:table-cell office:value-type="float" office:value="0" calcext:value-type="float">
            <text:p>0</text:p>
          </table:table-cell>
          <table:table-cell table:formula="of:=([.B19]*[.$B$2])+([.C19]*[.$C$2])" office:value-type="float" office:value="153.3924124" calcext:value-type="float">
            <text:p>153.3924124</text:p>
          </table:table-cell>
          <table:table-cell table:formula="of:=[.D19]-[.D$5]" office:value-type="float" office:value="3.56173280000002" calcext:value-type="float">
            <text:p>3.56173280000002</text:p>
          </table:table-cell>
          <table:table-cell office:value-type="float" office:value="11.894" calcext:value-type="float">
            <text:p>11.894</text:p>
          </table:table-cell>
          <table:table-cell office:value-type="float" office:value="0" calcext:value-type="float">
            <text:p>0</text:p>
          </table:table-cell>
          <table:table-cell table:formula="of:=([.F19]*[.$B$2])+([.G19]*[.$C$2])+[.D19]" office:value-type="float" office:value="234.2383092" calcext:value-type="float">
            <text:p>234.2383092</text:p>
          </table:table-cell>
          <table:table-cell table:formula="of:=[.H19]-[.H$5]" office:value-type="float" office:value="13.0778128" calcext:value-type="float">
            <text:p>13.07781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14</text:p>
          </table:table-cell>
          <table:table-cell office:value-type="float" office:value="21.001" calcext:value-type="float">
            <text:p>21.001</text:p>
          </table:table-cell>
          <table:table-cell office:value-type="float" office:value="0" calcext:value-type="float">
            <text:p>0</text:p>
          </table:table-cell>
          <table:table-cell table:formula="of:=([.B20]*[.$B$2])+([.C20]*[.$C$2])" office:value-type="float" office:value="142.7479972" calcext:value-type="float">
            <text:p>142.7479972</text:p>
          </table:table-cell>
          <table:table-cell table:formula="of:=[.D20]-[.D$5]" office:value-type="float" office:value="-7.08268239999998" calcext:value-type="float">
            <text:p>-7.08268239999998</text:p>
          </table:table-cell>
          <table:table-cell office:value-type="float" office:value="10.763" calcext:value-type="float">
            <text:p>10.763</text:p>
          </table:table-cell>
          <table:table-cell office:value-type="float" office:value="0" calcext:value-type="float">
            <text:p>0</text:p>
          </table:table-cell>
          <table:table-cell table:formula="of:=([.F20]*[.$B$2])+([.G20]*[.$C$2])+[.D20]" office:value-type="float" office:value="215.9062608" calcext:value-type="float">
            <text:p>215.9062608</text:p>
          </table:table-cell>
          <table:table-cell table:formula="of:=[.H20]-[.H$5]" office:value-type="float" office:value="-5.25423559999999" calcext:value-type="float">
            <text:p>-5.25423559999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A15</text:p>
          </table:table-cell>
          <table:table-cell office:value-type="float" office:value="0" calcext:value-type="float">
            <text:p>0</text:p>
          </table:table-cell>
          <table:table-cell office:value-type="float" office:value="23.856" calcext:value-type="float">
            <text:p>23.856</text:p>
          </table:table-cell>
          <table:table-cell table:formula="of:=([.B21]*[.$B$2])+([.C21]*[.$C$2])" office:value-type="float" office:value="132.30513744" calcext:value-type="float">
            <text:p>132.30513744</text:p>
          </table:table-cell>
          <table:table-cell table:formula="of:=[.D21]-[.D$5]" office:value-type="float" office:value="-17.52554216" calcext:value-type="float">
            <text:p>-17.52554216</text:p>
          </table:table-cell>
          <table:table-cell office:value-type="float" office:value="11.893" calcext:value-type="float">
            <text:p>11.893</text:p>
          </table:table-cell>
          <table:table-cell office:value-type="float" office:value="0" calcext:value-type="float">
            <text:p>0</text:p>
          </table:table-cell>
          <table:table-cell table:formula="of:=([.F21]*[.$B$2])+([.G21]*[.$C$2])+[.D21]" office:value-type="float" office:value="213.14423704" calcext:value-type="float">
            <text:p>213.14423704</text:p>
          </table:table-cell>
          <table:table-cell table:formula="of:=[.H21]-[.H$5]" office:value-type="float" office:value="-8.01625935999999" calcext:value-type="float">
            <text:p>-8.0162593599999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BA0</text:p>
          </table:table-cell>
          <table:table-cell office:value-type="float" office:value="20.108" calcext:value-type="float">
            <text:p>20.108</text:p>
          </table:table-cell>
          <table:table-cell office:value-type="float" office:value="0" calcext:value-type="float">
            <text:p>0</text:p>
          </table:table-cell>
          <table:table-cell table:formula="of:=([.B22]*[.$B$2])+([.C22]*[.$C$2])" office:value-type="float" office:value="136.6780976" calcext:value-type="float">
            <text:p>136.6780976</text:p>
          </table:table-cell>
          <table:table-cell table:formula="of:=[.D22]-[.D$5]" office:value-type="float" office:value="-13.152582" calcext:value-type="float">
            <text:p>-13.152582</text:p>
          </table:table-cell>
          <table:table-cell office:value-type="float" office:value="0" calcext:value-type="float">
            <text:p>0</text:p>
          </table:table-cell>
          <table:table-cell office:value-type="float" office:value="12.55" calcext:value-type="float">
            <text:p>12.55</text:p>
          </table:table-cell>
          <table:table-cell table:formula="of:=([.F22]*[.$B$2])+([.G22]*[.$C$2])+[.D22]" office:value-type="float" office:value="206.2802721" calcext:value-type="float">
            <text:p>206.2802721</text:p>
          </table:table-cell>
          <table:table-cell table:formula="of:=[.H22]-[.H$5]" office:value-type="float" office:value="-14.8802243" calcext:value-type="float">
            <text:p>-14.88022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BA1</text:p>
          </table:table-cell>
          <table:table-cell office:value-type="float" office:value="22.381" calcext:value-type="float">
            <text:p>22.381</text:p>
          </table:table-cell>
          <table:table-cell office:value-type="float" office:value="0" calcext:value-type="float">
            <text:p>0</text:p>
          </table:table-cell>
          <table:table-cell table:formula="of:=([.B23]*[.$B$2])+([.C23]*[.$C$2])" office:value-type="float" office:value="152.1281332" calcext:value-type="float">
            <text:p>152.1281332</text:p>
          </table:table-cell>
          <table:table-cell table:formula="of:=[.D23]-[.D$5]" office:value-type="float" office:value="2.29745360000001" calcext:value-type="float">
            <text:p>2.29745360000001</text:p>
          </table:table-cell>
          <table:table-cell office:value-type="float" office:value="10.432" calcext:value-type="float">
            <text:p>10.432</text:p>
          </table:table-cell>
          <table:table-cell office:value-type="float" office:value="0" calcext:value-type="float">
            <text:p>0</text:p>
          </table:table-cell>
          <table:table-cell table:formula="of:=([.F23]*[.$B$2])+([.G23]*[.$C$2])+[.D23]" office:value-type="float" office:value="223.0365236" calcext:value-type="float">
            <text:p>223.0365236</text:p>
          </table:table-cell>
          <table:table-cell table:formula="of:=[.H23]-[.H$5]" office:value-type="float" office:value="1.87602720000001" calcext:value-type="float">
            <text:p>1.87602720000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BA2</text:p>
          </table:table-cell>
          <table:table-cell office:value-type="float" office:value="20.521" calcext:value-type="float">
            <text:p>20.521</text:p>
          </table:table-cell>
          <table:table-cell office:value-type="float" office:value="0" calcext:value-type="float">
            <text:p>0</text:p>
          </table:table-cell>
          <table:table-cell table:formula="of:=([.B24]*[.$B$2])+([.C24]*[.$C$2])" office:value-type="float" office:value="139.4853412" calcext:value-type="float">
            <text:p>139.4853412</text:p>
          </table:table-cell>
          <table:table-cell table:formula="of:=[.D24]-[.D$5]" office:value-type="float" office:value="-10.3453384" calcext:value-type="float">
            <text:p>-10.3453384</text:p>
          </table:table-cell>
          <table:table-cell office:value-type="float" office:value="9.962" calcext:value-type="float">
            <text:p>9.962</text:p>
          </table:table-cell>
          <table:table-cell office:value-type="float" office:value="0.8" calcext:value-type="float">
            <text:p>0.8</text:p>
          </table:table-cell>
          <table:table-cell table:formula="of:=([.F24]*[.$B$2])+([.G24]*[.$C$2])+[.D24]" office:value-type="float" office:value="211.6358396" calcext:value-type="float">
            <text:p>211.6358396</text:p>
          </table:table-cell>
          <table:table-cell table:formula="of:=[.H24]-[.H$5]" office:value-type="float" office:value="-9.52465679999997" calcext:value-type="float">
            <text:p>-9.524656799999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ODT</text:p>
          </table:table-cell>
          <table:table-cell office:value-type="float" office:value="20.553" calcext:value-type="float">
            <text:p>20.553</text:p>
          </table:table-cell>
          <table:table-cell office:value-type="float" office:value="0" calcext:value-type="float">
            <text:p>0</text:p>
          </table:table-cell>
          <table:table-cell table:formula="of:=([.B25]*[.$B$2])+([.C25]*[.$C$2])" office:value-type="float" office:value="139.7028516" calcext:value-type="float">
            <text:p>139.7028516</text:p>
          </table:table-cell>
          <table:table-cell table:formula="of:=[.D25]-[.D$5]" office:value-type="float" office:value="-10.127828" calcext:value-type="float">
            <text:p>-10.127828</text:p>
          </table:table-cell>
          <table:table-cell office:value-type="float" office:value="12.223" calcext:value-type="float">
            <text:p>12.223</text:p>
          </table:table-cell>
          <table:table-cell office:value-type="float" office:value="0" calcext:value-type="float">
            <text:p>0</text:p>
          </table:table-cell>
          <table:table-cell table:formula="of:=([.F25]*[.$B$2])+([.G25]*[.$C$2])+[.D25]" office:value-type="float" office:value="222.7850272" calcext:value-type="float">
            <text:p>222.7850272</text:p>
          </table:table-cell>
          <table:table-cell table:formula="of:=[.H25]-[.H$5]" office:value-type="float" office:value="1.6245308" calcext:value-type="float">
            <text:p>1.62453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WE</text:p>
          </table:table-cell>
          <table:table-cell office:value-type="float" office:value="0" calcext:value-type="float">
            <text:p>0</text:p>
          </table:table-cell>
          <table:table-cell office:value-type="float" office:value="23.142" calcext:value-type="float">
            <text:p>23.142</text:p>
          </table:table-cell>
          <table:table-cell table:formula="of:=([.B26]*[.$B$2])+([.C26]*[.$C$2])" office:value-type="float" office:value="128.34530058" calcext:value-type="float">
            <text:p>128.34530058</text:p>
          </table:table-cell>
          <table:table-cell table:formula="of:=[.D26]-[.D$5]" office:value-type="float" office:value="-21.48537902" calcext:value-type="float">
            <text:p>-21.48537902</text:p>
          </table:table-cell>
          <table:table-cell office:value-type="float" office:value="11.675" calcext:value-type="float">
            <text:p>11.675</text:p>
          </table:table-cell>
          <table:table-cell office:value-type="float" office:value="0.8" calcext:value-type="float">
            <text:p>0.8</text:p>
          </table:table-cell>
          <table:table-cell table:formula="of:=([.F26]*[.$B$2])+([.G26]*[.$C$2])+[.D26]" office:value-type="float" office:value="212.13940258" calcext:value-type="float">
            <text:p>212.13940258</text:p>
          </table:table-cell>
          <table:table-cell table:formula="of:=[.H26]-[.H$5]" office:value-type="float" office:value="-9.02109382" calcext:value-type="float">
            <text:p>-9.02109382</text:p>
          </table:table-cell>
          <table:table-cell office:value-type="string" calcext:value-type="string">
            <text:p>Has weird 2.4mm branch on one leg that skews the Time1 calcul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R3_CKE</text:p>
          </table:table-cell>
          <table:table-cell office:value-type="float" office:value="0" calcext:value-type="float">
            <text:p>0</text:p>
          </table:table-cell>
          <table:table-cell office:value-type="float" office:value="24.06" calcext:value-type="float">
            <text:p>24.06</text:p>
          </table:table-cell>
          <table:table-cell table:formula="of:=([.B27]*[.$B$2])+([.C27]*[.$C$2])" office:value-type="float" office:value="133.4365194" calcext:value-type="float">
            <text:p>133.4365194</text:p>
          </table:table-cell>
          <table:table-cell table:formula="of:=[.D27]-[.D$5]" office:value-type="float" office:value="-16.3941602" calcext:value-type="float">
            <text:p>-16.3941602</text:p>
          </table:table-cell>
          <table:table-cell office:value-type="float" office:value="10.431" calcext:value-type="float">
            <text:p>10.431</text:p>
          </table:table-cell>
          <table:table-cell office:value-type="float" office:value="0" calcext:value-type="float">
            <text:p>0</text:p>
          </table:table-cell>
          <table:table-cell table:formula="of:=([.F27]*[.$B$2])+([.G27]*[.$C$2])+[.D27]" office:value-type="float" office:value="204.3381126" calcext:value-type="float">
            <text:p>204.3381126</text:p>
          </table:table-cell>
          <table:table-cell table:formula="of:=[.H27]-[.H$5]" office:value-type="float" office:value="-16.8223838" calcext:value-type="float">
            <text:p>-16.82238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C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([.B28]*[.$B$2])+([.C28]*[.$C$2])" office:value-type="float" office:value="156.3356" calcext:value-type="float">
            <text:p>156.3356</text:p>
          </table:table-cell>
          <table:table-cell table:formula="of:=[.D28]-[.D$5]" office:value-type="float" office:value="6.5049204" calcext:value-type="float">
            <text:p>6.5049204</text:p>
          </table:table-cell>
          <table:table-cell office:value-type="float" office:value="10.294" calcext:value-type="float">
            <text:p>10.294</text:p>
          </table:table-cell>
          <table:table-cell office:value-type="float" office:value="0" calcext:value-type="float">
            <text:p>0</text:p>
          </table:table-cell>
          <table:table-cell table:formula="of:=([.F28]*[.$B$2])+([.G28]*[.$C$2])+[.D28]" office:value-type="float" office:value="226.3059768" calcext:value-type="float">
            <text:p>226.3059768</text:p>
          </table:table-cell>
          <table:table-cell table:formula="of:=[.H28]-[.H$5]" office:value-type="float" office:value="5.1454804" calcext:value-type="float">
            <text:p>5.14548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RAS</text:p>
          </table:table-cell>
          <table:table-cell office:value-type="float" office:value="21.069" calcext:value-type="float">
            <text:p>21.069</text:p>
          </table:table-cell>
          <table:table-cell office:value-type="float" office:value="0" calcext:value-type="float">
            <text:p>0</text:p>
          </table:table-cell>
          <table:table-cell table:formula="of:=([.B29]*[.$B$2])+([.C29]*[.$C$2])" office:value-type="float" office:value="143.2102068" calcext:value-type="float">
            <text:p>143.2102068</text:p>
          </table:table-cell>
          <table:table-cell table:formula="of:=[.D29]-[.D$5]" office:value-type="float" office:value="-6.62047279999999" calcext:value-type="float">
            <text:p>-6.62047279999999</text:p>
          </table:table-cell>
          <table:table-cell office:value-type="float" office:value="11.794" calcext:value-type="float">
            <text:p>11.794</text:p>
          </table:table-cell>
          <table:table-cell office:value-type="float" office:value="0.7" calcext:value-type="float">
            <text:p>0.7</text:p>
          </table:table-cell>
          <table:table-cell table:formula="of:=([.F29]*[.$B$2])+([.G29]*[.$C$2])+[.D29]" office:value-type="float" office:value="227.2585766" calcext:value-type="float">
            <text:p>227.2585766</text:p>
          </table:table-cell>
          <table:table-cell table:formula="of:=[.H29]-[.H$5]" office:value-type="float" office:value="6.09808020000003" calcext:value-type="float">
            <text:p>6.098080200000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DR3_CAS</text:p>
          </table:table-cell>
          <table:table-cell office:value-type="float" office:value="22.005" calcext:value-type="float">
            <text:p>22.005</text:p>
          </table:table-cell>
          <table:table-cell office:value-type="float" office:value="0" calcext:value-type="float">
            <text:p>0</text:p>
          </table:table-cell>
          <table:table-cell table:formula="of:=([.B30]*[.$B$2])+([.C30]*[.$C$2])" office:value-type="float" office:value="149.572386" calcext:value-type="float">
            <text:p>149.572386</text:p>
          </table:table-cell>
          <table:table-cell table:formula="of:=[.D30]-[.D$5]" office:value-type="float" office:value="-0.258293600000002" calcext:value-type="float">
            <text:p>-0.258293600000002</text:p>
          </table:table-cell>
          <table:table-cell office:value-type="float" office:value="10.763" calcext:value-type="float">
            <text:p>10.763</text:p>
          </table:table-cell>
          <table:table-cell office:value-type="float" office:value="0" calcext:value-type="float">
            <text:p>0</text:p>
          </table:table-cell>
          <table:table-cell table:formula="of:=([.F30]*[.$B$2])+([.G30]*[.$C$2])+[.D30]" office:value-type="float" office:value="222.7306496" calcext:value-type="float">
            <text:p>222.7306496</text:p>
          </table:table-cell>
          <table:table-cell table:formula="of:=[.H30]-[.H$5]" office:value-type="float" office:value="1.57015319999999" calcext:value-type="float">
            <text:p>1.57015319999999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>
            <text:p>Data Net</text:p>
          </table:table-cell>
          <table:table-cell table:style-name="ce1" office:value-type="string" calcext:value-type="string">
            <text:p>Inner</text:p>
          </table:table-cell>
          <table:table-cell table:style-name="ce1" office:value-type="string" calcext:value-type="string">
            <text:p>Outer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Error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S0</text:p>
          </table:table-cell>
          <table:table-cell office:value-type="float" office:value="13.795" calcext:value-type="float">
            <text:p>13.795</text:p>
          </table:table-cell>
          <table:table-cell office:value-type="float" office:value="0" calcext:value-type="float">
            <text:p>0</text:p>
          </table:table-cell>
          <table:table-cell table:formula="of:=([.B33]*[.$B$2])+([.C33]*[.$C$2])" office:value-type="float" office:value="93.767374" calcext:value-type="float">
            <text:p>93.767374</text:p>
          </table:table-cell>
          <table:table-cell table:formula="of:=[.D33]-[.D$33]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0</text:p>
          </table:table-cell>
          <table:table-cell office:value-type="float" office:value="0" calcext:value-type="float">
            <text:p>0</text:p>
          </table:table-cell>
          <table:table-cell office:value-type="float" office:value="17.226" calcext:value-type="float">
            <text:p>17.226</text:p>
          </table:table-cell>
          <table:table-cell table:formula="of:=([.B34]*[.$B$2])+([.C34]*[.$C$2])" office:value-type="float" office:value="95.53522374" calcext:value-type="float">
            <text:p>95.53522374</text:p>
          </table:table-cell>
          <table:table-cell table:formula="of:=[.D34]-[.D$33]" office:value-type="float" office:value="1.76784973999999" calcext:value-type="float">
            <text:p>1.76784973999999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1</text:p>
          </table:table-cell>
          <table:table-cell office:value-type="float" office:value="0" calcext:value-type="float">
            <text:p>0</text:p>
          </table:table-cell>
          <table:table-cell office:value-type="float" office:value="17.261" calcext:value-type="float">
            <text:p>17.261</text:p>
          </table:table-cell>
          <table:table-cell table:formula="of:=([.B35]*[.$B$2])+([.C35]*[.$C$2])" office:value-type="float" office:value="95.72933339" calcext:value-type="float">
            <text:p>95.72933339</text:p>
          </table:table-cell>
          <table:table-cell table:formula="of:=[.D35]-[.D$33]" office:value-type="float" office:value="1.96195938999999" calcext:value-type="float">
            <text:p>1.96195938999999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2</text:p>
          </table:table-cell>
          <table:table-cell office:value-type="float" office:value="0" calcext:value-type="float">
            <text:p>0</text:p>
          </table:table-cell>
          <table:table-cell office:value-type="float" office:value="17.253" calcext:value-type="float">
            <text:p>17.253</text:p>
          </table:table-cell>
          <table:table-cell table:formula="of:=([.B36]*[.$B$2])+([.C36]*[.$C$2])" office:value-type="float" office:value="95.68496547" calcext:value-type="float">
            <text:p>95.68496547</text:p>
          </table:table-cell>
          <table:table-cell table:formula="of:=[.D36]-[.D$33]" office:value-type="float" office:value="1.91759146999999" calcext:value-type="float">
            <text:p>1.91759146999999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3</text:p>
          </table:table-cell>
          <table:table-cell office:value-type="float" office:value="0" calcext:value-type="float">
            <text:p>0</text:p>
          </table:table-cell>
          <table:table-cell office:value-type="float" office:value="17.321" calcext:value-type="float">
            <text:p>17.321</text:p>
          </table:table-cell>
          <table:table-cell table:formula="of:=([.B37]*[.$B$2])+([.C38]*[.$C$2])" office:value-type="float" office:value="95.75151735" calcext:value-type="float">
            <text:p>95.75151735</text:p>
          </table:table-cell>
          <table:table-cell table:formula="of:=[.D37]-[.D$33]" office:value-type="float" office:value="1.98414335" calcext:value-type="float">
            <text:p>1.98414335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4</text:p>
          </table:table-cell>
          <table:table-cell office:value-type="float" office:value="0" calcext:value-type="float">
            <text:p>0</text:p>
          </table:table-cell>
          <table:table-cell office:value-type="float" office:value="17.265" calcext:value-type="float">
            <text:p>17.265</text:p>
          </table:table-cell>
          <table:table-cell table:formula="of:=([.B38]*[.$B$2])+([.C38]*[.$C$2])" office:value-type="float" office:value="95.75151735" calcext:value-type="float">
            <text:p>95.75151735</text:p>
          </table:table-cell>
          <table:table-cell table:formula="of:=[.D38]-[.D$33]" office:value-type="float" office:value="1.98414335" calcext:value-type="float">
            <text:p>1.98414335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5</text:p>
          </table:table-cell>
          <table:table-cell office:value-type="float" office:value="0" calcext:value-type="float">
            <text:p>0</text:p>
          </table:table-cell>
          <table:table-cell office:value-type="float" office:value="17.245" calcext:value-type="float">
            <text:p>17.245</text:p>
          </table:table-cell>
          <table:table-cell table:formula="of:=([.B39]*[.$B$2])+([.C39]*[.$C$2])" office:value-type="float" office:value="95.64059755" calcext:value-type="float">
            <text:p>95.64059755</text:p>
          </table:table-cell>
          <table:table-cell table:formula="of:=[.D39]-[.D$33]" office:value-type="float" office:value="1.87322354999999" calcext:value-type="float">
            <text:p>1.87322354999999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6</text:p>
          </table:table-cell>
          <table:table-cell office:value-type="float" office:value="0" calcext:value-type="float">
            <text:p>0</text:p>
          </table:table-cell>
          <table:table-cell office:value-type="float" office:value="17.211" calcext:value-type="float">
            <text:p>17.211</text:p>
          </table:table-cell>
          <table:table-cell table:formula="of:=([.B40]*[.$B$2])+([.C40]*[.$C$2])" office:value-type="float" office:value="95.45203389" calcext:value-type="float">
            <text:p>95.45203389</text:p>
          </table:table-cell>
          <table:table-cell table:formula="of:=[.D40]-[.D$33]" office:value-type="float" office:value="1.68465988999998" calcext:value-type="float">
            <text:p>1.68465988999998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7</text:p>
          </table:table-cell>
          <table:table-cell office:value-type="float" office:value="0" calcext:value-type="float">
            <text:p>0</text:p>
          </table:table-cell>
          <table:table-cell office:value-type="float" office:value="17.28" calcext:value-type="float">
            <text:p>17.28</text:p>
          </table:table-cell>
          <table:table-cell table:formula="of:=([.B41]*[.$B$2])+([.C41]*[.$C$2])" office:value-type="float" office:value="95.8347072" calcext:value-type="float">
            <text:p>95.8347072</text:p>
          </table:table-cell>
          <table:table-cell table:formula="of:=[.D41]-[.D$33]" office:value-type="float" office:value="2.06733319999999" calcext:value-type="float">
            <text:p>2.06733319999999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S1</text:p>
          </table:table-cell>
          <table:table-cell office:value-type="float" office:value="15.78" calcext:value-type="float">
            <text:p>15.78</text:p>
          </table:table-cell>
          <table:table-cell office:value-type="float" office:value="0" calcext:value-type="float">
            <text:p>0</text:p>
          </table:table-cell>
          <table:table-cell table:formula="of:=([.B43]*[.$B$2])+([.C43]*[.$C$2])" office:value-type="float" office:value="107.259816" calcext:value-type="float">
            <text:p>107.259816</text:p>
          </table:table-cell>
          <table:table-cell table:formula="of:=[.D43]-[.D$43]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8</text:p>
          </table:table-cell>
          <table:table-cell office:value-type="float" office:value="0" calcext:value-type="float">
            <text:p>0</text:p>
          </table:table-cell>
          <table:table-cell office:value-type="float" office:value="19.259" calcext:value-type="float">
            <text:p>19.259</text:p>
          </table:table-cell>
          <table:table-cell table:formula="of:=([.B44]*[.$B$2])+([.C44]*[.$C$2])" office:value-type="float" office:value="106.81022141" calcext:value-type="float">
            <text:p>106.81022141</text:p>
          </table:table-cell>
          <table:table-cell table:formula="of:=[.D44]-[.D$43]" office:value-type="float" office:value="-0.449594590000004" calcext:value-type="float">
            <text:p>-0.449594590000004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9</text:p>
          </table:table-cell>
          <table:table-cell office:value-type="float" office:value="0" calcext:value-type="float">
            <text:p>0</text:p>
          </table:table-cell>
          <table:table-cell office:value-type="float" office:value="19.18" calcext:value-type="float">
            <text:p>19.18</text:p>
          </table:table-cell>
          <table:table-cell table:formula="of:=([.B45]*[.$B$2])+([.C45]*[.$C$2])" office:value-type="float" office:value="106.3720882" calcext:value-type="float">
            <text:p>106.3720882</text:p>
          </table:table-cell>
          <table:table-cell table:formula="of:=[.D45]-[.D$43]" office:value-type="float" office:value="-0.887727800000008" calcext:value-type="float">
            <text:p>-0.887727800000008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10</text:p>
          </table:table-cell>
          <table:table-cell office:value-type="float" office:value="0" calcext:value-type="float">
            <text:p>0</text:p>
          </table:table-cell>
          <table:table-cell office:value-type="float" office:value="19.453" calcext:value-type="float">
            <text:p>19.453</text:p>
          </table:table-cell>
          <table:table-cell table:formula="of:=([.B46]*[.$B$2])+([.C46]*[.$C$2])" office:value-type="float" office:value="107.88614347" calcext:value-type="float">
            <text:p>107.88614347</text:p>
          </table:table-cell>
          <table:table-cell table:formula="of:=[.D46]-[.D$43]" office:value-type="float" office:value="0.626327469999993" calcext:value-type="float">
            <text:p>0.626327469999993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11</text:p>
          </table:table-cell>
          <table:table-cell office:value-type="float" office:value="0" calcext:value-type="float">
            <text:p>0</text:p>
          </table:table-cell>
          <table:table-cell office:value-type="float" office:value="19.219" calcext:value-type="float">
            <text:p>19.219</text:p>
          </table:table-cell>
          <table:table-cell table:formula="of:=([.B47]*[.$B$2])+([.C47]*[.$C$2])" office:value-type="float" office:value="106.58838181" calcext:value-type="float">
            <text:p>106.58838181</text:p>
          </table:table-cell>
          <table:table-cell table:formula="of:=[.D47]-[.D$43]" office:value-type="float" office:value="-0.671434189999999" calcext:value-type="float">
            <text:p>-0.671434189999999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12</text:p>
          </table:table-cell>
          <table:table-cell office:value-type="float" office:value="0" calcext:value-type="float">
            <text:p>0</text:p>
          </table:table-cell>
          <table:table-cell office:value-type="float" office:value="19.128" calcext:value-type="float">
            <text:p>19.128</text:p>
          </table:table-cell>
          <table:table-cell table:formula="of:=([.B48]*[.$B$2])+([.C48]*[.$C$2])" office:value-type="float" office:value="106.08369672" calcext:value-type="float">
            <text:p>106.08369672</text:p>
          </table:table-cell>
          <table:table-cell table:formula="of:=[.D48]-[.D$43]" office:value-type="float" office:value="-1.17611928000001" calcext:value-type="float">
            <text:p>-1.17611928000001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13</text:p>
          </table:table-cell>
          <table:table-cell office:value-type="float" office:value="0" calcext:value-type="float">
            <text:p>0</text:p>
          </table:table-cell>
          <table:table-cell office:value-type="float" office:value="19.286" calcext:value-type="float">
            <text:p>19.286</text:p>
          </table:table-cell>
          <table:table-cell table:formula="of:=([.B49]*[.$B$2])+([.C49]*[.$C$2])" office:value-type="float" office:value="106.95996314" calcext:value-type="float">
            <text:p>106.95996314</text:p>
          </table:table-cell>
          <table:table-cell table:formula="of:=[.D49]-[.D$43]" office:value-type="float" office:value="-0.299852860000001" calcext:value-type="float">
            <text:p>-0.299852860000001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14</text:p>
          </table:table-cell>
          <table:table-cell office:value-type="float" office:value="0" calcext:value-type="float">
            <text:p>0</text:p>
          </table:table-cell>
          <table:table-cell office:value-type="float" office:value="19.069" calcext:value-type="float">
            <text:p>19.069</text:p>
          </table:table-cell>
          <table:table-cell table:formula="of:=([.B50]*[.$B$2])+([.C50]*[.$C$2])" office:value-type="float" office:value="105.75648331" calcext:value-type="float">
            <text:p>105.75648331</text:p>
          </table:table-cell>
          <table:table-cell table:formula="of:=[.D50]-[.D$43]" office:value-type="float" office:value="-1.50333269000001" calcext:value-type="float">
            <text:p>-1.50333269000001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Q15</text:p>
          </table:table-cell>
          <table:table-cell office:value-type="float" office:value="0" calcext:value-type="float">
            <text:p>0</text:p>
          </table:table-cell>
          <table:table-cell office:value-type="float" office:value="19.287" calcext:value-type="float">
            <text:p>19.287</text:p>
          </table:table-cell>
          <table:table-cell table:formula="of:=([.B51]*[.$B$2])+([.C51]*[.$C$2])" office:value-type="float" office:value="106.96550913" calcext:value-type="float">
            <text:p>106.96550913</text:p>
          </table:table-cell>
          <table:table-cell table:formula="of:=[.D51]-[.D$43]" office:value-type="float" office:value="-0.294306870000014" calcext:value-type="float">
            <text:p>-0.294306870000014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formula="of:=AVERAGE([.D44:.D51])" office:value-type="float" office:value="106.67781089875" calcext:value-type="float">
            <text:p>106.6778108987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1T19:05:13.109130635</meta:creation-date>
    <dc:date>2020-05-02T09:51:29.290007673</dc:date>
    <meta:editing-duration>PT10H29M13S</meta:editing-duration>
    <meta:editing-cycles>3</meta:editing-cycles>
    <meta:generator>LibreOffice/6.4.2.2$Linux_X86_64 LibreOffice_project/40$Build-2</meta:generator>
    <meta:document-statistic meta:table-count="1" meta:cell-count="345" meta:object-count="0"/>
  </office:meta>
</office:document-meta>
</file>